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12790b" draw:marker-start-width="0.437cm" draw:marker-end="Square" draw:marker-end-width="0.437cm" svg:stroke-opacity="100%" draw:fill-color="#12790b" draw:opacity="0%" draw:opacity-name="" draw:textarea-vertical-align="middle" fo:padding-top="0.203cm" fo:padding-bottom="0.203cm" fo:padding-left="0.328cm" fo:padding-right="0.328cm"/>
    </style:style>
    <style:style style:name="gr2" style:family="graphic" style:parent-style-name="standard">
      <style:graphic-properties draw:stroke="dash" draw:stroke-dash="Ultrafine_20_Dashed" svg:stroke-width="0.159cm" svg:stroke-color="#12790b" draw:marker-start-width="0.437cm" draw:marker-end-width="0.437cm" svg:stroke-opacity="0%" draw:fill-color="#12790b" draw:textarea-vertical-align="middle" fo:padding-top="0.203cm" fo:padding-bottom="0.203cm" fo:padding-left="0.328cm" fo:padding-right="0.328cm"/>
    </style:style>
    <style:style style:name="gr3" style:family="graphic" style:parent-style-name="standard">
      <style:graphic-properties svg:stroke-width="0.159cm" svg:stroke-color="#12790b" draw:marker-start-width="0.437cm" draw:marker-end-width="0.437cm" svg:stroke-opacity="0%" draw:fill-color="#12790b" draw:textarea-vertical-align="middle" fo:padding-top="0.203cm" fo:padding-bottom="0.203cm" fo:padding-left="0.328cm" fo:padding-right="0.328cm"/>
    </style:style>
    <style:style style:name="P1" style:family="paragraph">
      <loext:graphic-properties draw:fill-color="#12790b" draw:opacity="0%"/>
      <style:paragraph-properties fo:text-align="center"/>
    </style:style>
    <style:style style:name="P2" style:family="paragraph">
      <loext:graphic-properties draw:fill-color="#12790b"/>
      <style:paragraph-properties fo:text-align="center"/>
    </style:style>
  </office:automatic-styles>
  <office:body>
    <office:drawing>
      <draw:page draw:name="page1" draw:style-name="dp1" draw:master-page-name="默认">
        <draw:ellipse draw:style-name="gr1" draw:text-style-name="P1" draw:layer="layout" svg:width="5.688cm" svg:height="4.4cm" draw:transform="skewX (0.00994837673636768) rotate (1.55596102815294) translate (7.598cm 8.534cm)" draw:kind="cut" draw:start-angle="271.05" draw:end-angle="90.56">
          <text:p/>
        </draw:ellipse>
        <draw:ellipse draw:style-name="gr2" draw:text-style-name="P2" draw:layer="layout" svg:width="5.692cm" svg:height="4.39cm" draw:transform="skewX (0.00994837673636768) rotate (1.55596102815294) translate (5.449cm 11.359cm)" draw:kind="cut" draw:start-angle="271.05" draw:end-angle="90.56">
          <text:p/>
        </draw:ellipse>
        <draw:ellipse draw:style-name="gr3" draw:text-style-name="P2" draw:layer="layout" svg:width="5.692cm" svg:height="4.39cm" draw:transform="skewX (0.00994837673636768) rotate (1.55596102815294) translate (9.749cm 11.388cm)" draw:kind="cut" draw:start-angle="271.05" draw:end-angle="90.56">
          <text:p/>
        </draw:ellipse>
        <draw:ellipse draw:style-name="gr1" draw:text-style-name="P1" draw:layer="layout" svg:width="2.556cm" svg:height="2.037cm" draw:transform="skewX (0.00593411945678072) rotate (-1.58440989496045) translate (8.728cm 8.76cm)" draw:kind="cut" draw:start-angle="271.05" draw:end-angle="90.56">
          <text:p/>
        </draw:ellipse>
        <draw:ellipse draw:style-name="gr2" draw:text-style-name="P2" draw:layer="layout" svg:width="2.556cm" svg:height="2.037cm" draw:transform="skewX (0.00890117918517108) rotate (-1.58440989496045) translate (9.718cm 7.491cm)" draw:kind="cut" draw:start-angle="271.05" draw:end-angle="90.56">
          <text:p/>
        </draw:ellipse>
        <draw:ellipse draw:style-name="gr3" draw:text-style-name="P2" draw:layer="layout" svg:width="2.556cm" svg:height="2.033cm" draw:transform="skewX (0.00837758040957278) rotate (-1.58214096693286) translate (7.728cm 7.485cm)" draw:kind="cut" draw:start-angle="271.05" draw:end-angle="90.56">
          <text:p/>
        </draw:ellipse>
        <draw:ellipse draw:style-name="gr1" draw:text-style-name="P1" draw:layer="layout" svg:width="2.556cm" svg:height="2.037cm" draw:transform="skewX (0.00593411945678072) rotate (-1.58440989496045) translate (13.028cm 8.784cm)" draw:kind="cut" draw:start-angle="271.05" draw:end-angle="90.56">
          <text:p/>
        </draw:ellipse>
        <draw:ellipse draw:style-name="gr2" draw:text-style-name="P2" draw:layer="layout" svg:width="2.556cm" svg:height="2.037cm" draw:transform="skewX (0.00890117918517108) rotate (-1.58440989496045) translate (14.018cm 7.515cm)" draw:kind="cut" draw:start-angle="271.05" draw:end-angle="90.56">
          <text:p/>
        </draw:ellipse>
        <draw:ellipse draw:style-name="gr3" draw:text-style-name="P2" draw:layer="layout" svg:width="2.556cm" svg:height="2.033cm" draw:transform="skewX (0.00837758040957278) rotate (-1.58214096693286) translate (12.028cm 7.509cm)" draw:kind="cut" draw:start-angle="271.05" draw:end-angle="90.56">
          <text:p/>
        </draw:ellipse>
        <draw:ellipse draw:style-name="gr1" draw:text-style-name="P1" draw:layer="layout" svg:width="2.556cm" svg:height="2.037cm" draw:transform="skewX (0.00593411945678072) rotate (-1.58440989496045) translate (13.029cm 8.785cm)" draw:kind="cut" draw:start-angle="271.05" draw:end-angle="90.56">
          <text:p/>
        </draw:ellipse>
        <draw:ellipse draw:style-name="gr3" draw:text-style-name="P2" draw:layer="layout" svg:width="5.692cm" svg:height="4.39cm" draw:transform="skewX (0.00994837673636768) rotate (1.55596102815294) translate (9.75cm 19.529cm)" draw:kind="cut" draw:start-angle="271.05" draw:end-angle="90.56">
          <text:p/>
        </draw:ellipse>
        <draw:ellipse draw:style-name="gr1" draw:text-style-name="P1" draw:layer="layout" svg:width="2.556cm" svg:height="2.037cm" draw:transform="skewX (0.00593411945678072) rotate (-1.58440989496045) translate (13.029cm 17.125cm)" draw:kind="cut" draw:start-angle="271.05" draw:end-angle="90.56">
          <text:p/>
        </draw:ellipse>
        <draw:ellipse draw:style-name="gr2" draw:text-style-name="P2" draw:layer="layout" svg:width="2.556cm" svg:height="2.037cm" draw:transform="skewX (0.00890117918517108) rotate (-1.58440989496045) translate (14.019cm 15.656cm)" draw:kind="cut" draw:start-angle="271.05" draw:end-angle="90.56">
          <text:p/>
        </draw:ellipse>
        <draw:ellipse draw:style-name="gr3" draw:text-style-name="P2" draw:layer="layout" svg:width="2.556cm" svg:height="2.033cm" draw:transform="skewX (0.00837758040957278) rotate (-1.58214096693286) translate (12.029cm 15.65cm)" draw:kind="cut" draw:start-angle="271.05" draw:end-angle="90.56">
          <text:p/>
        </draw:ellipse>
        <draw:ellipse draw:style-name="gr1" draw:text-style-name="P1" draw:layer="layout" svg:width="2.556cm" svg:height="2.037cm" draw:transform="skewX (0.00593411945678072) rotate (-1.58440989496045) translate (8.729cm 8.761cm)" draw:kind="cut" draw:start-angle="271.05" draw:end-angle="90.56">
          <text:p/>
        </draw:ellipse>
        <draw:ellipse draw:style-name="gr1" draw:text-style-name="P1" draw:layer="layout" svg:width="5.688cm" svg:height="4.4cm" draw:transform="skewX (0.00994837673636768) rotate (1.55596102815294) translate (7.599cm 8.535cm)" draw:kind="cut" draw:start-angle="271.05" draw:end-angle="90.56">
          <text:p/>
        </draw:ellipse>
        <draw:ellipse draw:style-name="gr1" draw:text-style-name="P1" draw:layer="layout" svg:width="2.556cm" svg:height="2.037cm" draw:transform="skewX (0.00593411945678072) rotate (-1.58440989496045) translate (13.03cm 17.126cm)" draw:kind="cut" draw:start-angle="271.05" draw:end-angle="90.56">
          <text:p/>
        </draw:ellipse>
        <draw:ellipse draw:style-name="gr3" draw:text-style-name="P2" draw:layer="layout" svg:width="5.692cm" svg:height="4.39cm" draw:transform="skewX (0.00994837673636768) rotate (1.55596102815294) translate (4.45cm 19.529cm)" draw:kind="cut" draw:start-angle="271.05" draw:end-angle="90.56">
          <text:p/>
        </draw:ellipse>
        <draw:ellipse draw:style-name="gr1" draw:text-style-name="P1" draw:layer="layout" svg:width="2.556cm" svg:height="2.037cm" draw:transform="skewX (0.00593411945678072) rotate (-1.58440989496045) translate (7.729cm 16.925cm)" draw:kind="cut" draw:start-angle="271.05" draw:end-angle="90.56">
          <text:p/>
        </draw:ellipse>
        <draw:ellipse draw:style-name="gr2" draw:text-style-name="P2" draw:layer="layout" svg:width="2.556cm" svg:height="2.037cm" draw:transform="skewX (0.00890117918517108) rotate (-1.58440989496045) translate (8.719cm 15.656cm)" draw:kind="cut" draw:start-angle="271.05" draw:end-angle="90.56">
          <text:p/>
        </draw:ellipse>
        <draw:ellipse draw:style-name="gr3" draw:text-style-name="P2" draw:layer="layout" svg:width="2.556cm" svg:height="2.033cm" draw:transform="skewX (0.00837758040957278) rotate (-1.58214096693286) translate (6.729cm 15.65cm)" draw:kind="cut" draw:start-angle="271.05" draw:end-angle="90.56">
          <text:p/>
        </draw:ellipse>
        <draw:ellipse draw:style-name="gr1" draw:text-style-name="P1" draw:layer="layout" svg:width="2.556cm" svg:height="2.037cm" draw:transform="skewX (0.00593411945678072) rotate (-1.58440989496045) translate (7.73cm 16.926cm)" draw:kind="cut" draw:start-angle="271.05" draw:end-angle="90.56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13:47:50.217722127</meta:creation-date>
    <dc:date>2016-10-31T14:30:17.739157113</dc:date>
    <meta:editing-duration>PT41M44S</meta:editing-duration>
    <meta:editing-cycles>5</meta:editing-cycles>
    <meta:generator>LibreOffice/5.1.2.2$Linux_X86_64 LibreOffice_project/10m0$Build-2</meta:generator>
    <meta:document-statistic meta:object-count="22"/>
  </office:meta>
</office:document-meta>
</file>